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607e" officeooo:paragraph-rsid="000e607e"/>
    </style:style>
    <style:style style:name="P2" style:family="paragraph" style:parent-style-name="Standard">
      <style:text-properties officeooo:rsid="00103b05" officeooo:paragraph-rsid="00103b05"/>
    </style:style>
    <style:style style:name="P3" style:family="paragraph" style:parent-style-name="Standard">
      <style:text-properties officeooo:rsid="00103b05" officeooo:paragraph-rsid="00133a07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b3b1ad" loext:opacity="100%" style:font-name="Droid Sans Mono" fo:font-size="10.5pt" fo:font-weight="normal" fo:background-color="#0d1016"/>
    </style:style>
    <style:style style:name="P5" style:family="paragraph" style:parent-style-name="Standard">
      <style:paragraph-properties style:line-height-at-least="0.503cm"/>
      <style:text-properties fo:color="#b3b1ad" loext:opacity="100%" style:font-name="Droid Sans Mono" fo:font-size="10.5pt" fo:font-weight="normal" fo:background-color="#0d1016"/>
    </style:style>
    <style:style style:name="P6" style:family="paragraph" style:parent-style-name="Standard">
      <style:text-properties fo:color="#b3b1ad" loext:opacity="100%" style:font-name="Droid Sans Mono" fo:font-size="10.5pt" fo:font-weight="normal" officeooo:rsid="00074fbd" officeooo:paragraph-rsid="0014d12c" fo:background-color="#0d1016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left="0cm" fo:margin-right="0cm" style:line-height-at-least="0.503cm" fo:text-indent="0cm" style:auto-text-indent="false"/>
      <style:text-properties fo:color="#e06c75" loext:opacity="100%" style:font-name="Droid Sans Mono" fo:font-size="10.5pt" fo:font-weight="normal" fo:background-color="#0d1016"/>
    </style:style>
    <style:style style:name="P8" style:family="paragraph" style:parent-style-name="Standard">
      <style:paragraph-properties style:line-height-at-least="0.503cm"/>
    </style:style>
    <style:style style:name="P9" style:family="paragraph" style:parent-style-name="Standard">
      <style:paragraph-properties fo:break-before="page"/>
      <style:text-properties fo:font-size="16pt" fo:font-weight="bold" officeooo:rsid="0014d12c" officeooo:paragraph-rsid="0014d12c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fo:font-weight="bold" officeooo:rsid="0014d12c" officeooo:paragraph-rsid="0014d12c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fo:font-weight="bold" officeooo:rsid="00074fbd" officeooo:paragraph-rsid="0014d12c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4pt" officeooo:rsid="00103b05" officeooo:paragraph-rsid="00103b05" style:font-size-asian="14pt" style:font-size-complex="14pt"/>
    </style:style>
    <style:style style:name="P13" style:family="paragraph" style:parent-style-name="Standard">
      <style:text-properties fo:font-size="14pt" officeooo:rsid="000e607e" officeooo:paragraph-rsid="000e607e" style:font-size-asian="14pt" style:font-size-complex="14pt"/>
    </style:style>
    <style:style style:name="P14" style:family="paragraph" style:parent-style-name="Standard">
      <style:text-properties fo:font-size="14pt" fo:font-weight="normal" officeooo:rsid="00133a07" officeooo:paragraph-rsid="00133a07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weight="bold" officeooo:rsid="000e607e" officeooo:paragraph-rsid="000e607e" style:font-weight-asian="bold" style:font-weight-complex="bold"/>
    </style:style>
    <style:style style:name="P16" style:family="paragraph" style:parent-style-name="Standard">
      <style:text-properties style:use-window-font-color="true" loext:opacity="0%" style:font-name="Droid Sans Mono" fo:font-size="10.5pt" fo:font-weight="normal" officeooo:rsid="0014d12c" officeooo:paragraph-rsid="0014d12c" fo:background-color="transparent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margin-left="0cm" fo:margin-right="0cm" style:line-height-at-least="0.503cm" fo:text-indent="0cm" style:auto-text-indent="false"/>
      <style:text-properties style:use-window-font-color="true" loext:opacity="0%" style:font-name="Droid Sans Mono" fo:font-size="10.5pt" fo:font-weight="normal" fo:background-color="transparent"/>
    </style:style>
    <style:style style:name="P18" style:family="paragraph" style:parent-style-name="Standard">
      <style:paragraph-properties style:line-height-at-least="0.503cm"/>
      <style:text-properties style:use-window-font-color="true" loext:opacity="0%" style:font-name="Droid Sans Mono" fo:font-size="10.5pt" fo:font-weight="normal" fo:background-color="transparent"/>
    </style:style>
    <style:style style:name="P19" style:family="paragraph" style:parent-style-name="Standard">
      <style:text-properties style:use-window-font-color="true" loext:opacity="0%" fo:font-size="14pt" fo:font-weight="normal" officeooo:rsid="0014d12c" officeooo:paragraph-rsid="0014d12c" fo:background-color="transparent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style:line-height-at-least="0.503cm"/>
      <style:text-properties style:use-window-font-color="true" loext:opacity="0%" fo:background-color="transparent"/>
    </style:style>
    <style:style style:name="T1" style:family="text">
      <style:text-properties fo:color="#c678dd" loext:opacity="100%"/>
    </style:style>
    <style:style style:name="T2" style:family="text">
      <style:text-properties fo:color="#e5c07b" loext:opacity="100%"/>
    </style:style>
    <style:style style:name="T3" style:family="text">
      <style:text-properties fo:font-style="italic"/>
    </style:style>
    <style:style style:name="T4" style:family="text">
      <style:text-properties fo:color="#e06c75" loext:opacity="100%"/>
    </style:style>
    <style:style style:name="T5" style:family="text">
      <style:text-properties fo:color="#e06c75" loext:opacity="100%" fo:font-style="italic"/>
    </style:style>
    <style:style style:name="T6" style:family="text">
      <style:text-properties fo:color="#56b6c2" loext:opacity="100%"/>
    </style:style>
    <style:style style:name="T7" style:family="text">
      <style:text-properties fo:font-weight="bold"/>
    </style:style>
    <style:style style:name="T8" style:family="text">
      <style:text-properties fo:color="#61afef" loext:opacity="100%" fo:font-weight="bold"/>
    </style:style>
    <style:style style:name="T9" style:family="text">
      <style:text-properties fo:color="#d19a66" loext:opacity="100%"/>
    </style:style>
    <style:style style:name="T10" style:family="text">
      <style:text-properties fo:color="#98c379" loext:opacity="100%"/>
    </style:style>
    <style:style style:name="T11" style:family="text">
      <style:text-properties fo:color="#abb2bf" loext:opacity="100%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officeooo:rsid="0011225b" style:font-size-asian="16pt" style:font-size-complex="16pt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6pt" fo:font-weight="bold" officeooo:rsid="0011225b" style:font-size-asian="16pt" style:font-weight-asian="bold" style:font-size-complex="16pt" style:font-weight-complex="bold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officeooo:rsid="0011225b"/>
    </style:style>
    <style:style style:name="T18" style:family="text">
      <style:text-properties officeooo:rsid="0013e352"/>
    </style:style>
    <style:style style:name="T19" style:family="text">
      <style:text-properties officeooo:rsid="0014d1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Новиченко Андрей 2МО РБД-1<text:line-break/>Лабораторная работа № 2. <text:span text:style-name="T18">Вариант 39</text:span></text:p>
      <text:p text:style-name="P13"/>
      <text:p text:style-name="P2"><text:span text:style-name="T16">Проект с программами для работорных работ доступен в публичном репозитории на Github </text:span><text:a xlink:type="simple" xlink:href="https://github.com/anovicenko74/TALT" text:style-name="Internet_20_link" text:visited-style-name="Visited_20_Internet_20_Link"><text:span text:style-name="T16">https://github.com/anovicenko74/TALT</text:span></text:a></text:p>
      <text:p text:style-name="P1"/>
      <text:p text:style-name="P15"><text:span text:style-name="T12">№ 5 Написать программу моделирующую работу всех автоматов</text:span></text:p>
      <text:p text:style-name="P14"><text:span text:style-name="T17">А</text:span>втоматы взяты из задания №4</text:p>
      <text:p text:style-name="P14"/>
      <text:p text:style-name="P3"><text:span text:style-name="T14">Пример вывода </text:span><text:span text:style-name="T15">(ф</text:span><text:span text:style-name="T14">айл 2.5.js</text:span><text:span text:style-name="T15">)</text:span><text:line-break/><text:span text:style-name="T16">Входная строка: aaaabb</text:span></text:p>
      <text:p text:style-name="P12">1-ый автомат принимает: true</text:p>
      <text:p text:style-name="P12">2-ой автомат принимает: true</text:p>
      <text:p text:style-name="P12">Пересечение принимает: true</text:p>
      <text:p text:style-name="P12">Объединение принимает: true</text:p>
      <text:p text:style-name="P12">Разность (первый - второй) принимает: false</text:p>
      <text:p text:style-name="P12">Конкатенация принимает: true</text:p>
      <text:p text:style-name="P12"/>
      <text:p text:style-name="P12">Входная строка: baab</text:p>
      <text:p text:style-name="P12">1-ый автомат принимает: false</text:p>
      <text:p text:style-name="P12">2-ой автомат принимает: true</text:p>
      <text:p text:style-name="P12">Пересечение принимает: false</text:p>
      <text:p text:style-name="P12">Объединение принимает: true</text:p>
      <text:p text:style-name="P12">Разность (первый - второй) принимает: false</text:p>
      <text:p text:style-name="P12">Конкатенация принимает: false</text:p>
      <text:p text:style-name="P12"/>
      <text:p text:style-name="P12">Входная строка: babab</text:p>
      <text:p text:style-name="P12">1-ый автомат принимает: true</text:p>
      <text:p text:style-name="P12">2-ой автомат принимает: true</text:p>
      <text:p text:style-name="P12">Пересечение принимает: true</text:p>
      <text:p text:style-name="P12">Объединение принимает: true</text:p>
      <text:p text:style-name="P12">Разность (первый - второй) принимает: false</text:p>
      <text:p text:style-name="P12">Конкатенация принимает: true</text:p>
      <text:p text:style-name="P12"/>
      <text:p text:style-name="P9">Исходный код</text:p>
      <text:p text:style-name="P10"/>
      <text:p text:style-name="P11"><text:span text:style-name="T19">2.5.js</text:span> (Коко-Янгера-Касами)</text:p>
      <text:p text:style-name="P11"/>
      <text:p text:style-name="P11"/>
      <text:p text:style-name="P16">class DFA {</text:p>
      <text:p text:style-name="P17">constructor(<text:span text:style-name="T3">states</text:span>, <text:span text:style-name="T3">alphabet</text:span>, <text:span text:style-name="T3">transitionFunction</text:span>, <text:span text:style-name="T3">startState</text:span>, <text:span text:style-name="T3">acceptStates</text:span>) {</text:p>
      <text:p text:style-name="P17">this.states = states;</text:p>
      <text:p text:style-name="P17">this.alphabet = alphabet;</text:p>
      <text:p text:style-name="P17">this.transitionFunction = transitionFunction;</text:p>
      <text:p text:style-name="P17">this.startState = startState;</text:p>
      <text:p text:style-name="P17">this.acceptStates = acceptStates;</text:p>
      <text:p text:style-name="P17">}</text:p>
      <text:p text:style-name="P20"/>
      <text:p text:style-name="P17"><text:span text:style-name="T7">accepts</text:span>(<text:span text:style-name="T3">inputString</text:span>) {</text:p>
      <text:p text:style-name="P17">let currentState = this.startState;</text:p>
      <text:p text:style-name="P17">for (let symbol of inputString) {</text:p>
      <text:p text:style-name="P17">if (!this.alphabet.<text:span text:style-name="T7">includes</text:span>(symbol)) {</text:p>
      <text:p text:style-name="P17">return false;</text:p>
      <text:p text:style-name="P17">}</text:p>
      <text:p text:style-name="P17">const nextState = this.transitionFunction[currentState][symbol];</text:p>
      <text:p text:style-name="P17">if (nextState === undefined) {</text:p>
      <text:p text:style-name="P17">return false;</text:p>
      <text:p text:style-name="P17">}</text:p>
      <text:p text:style-name="P17">currentState = nextState;</text:p>
      <text:p text:style-name="P17">}</text:p>
      <text:p text:style-name="P17">return this.acceptStates.<text:span text:style-name="T7">includes</text:span>(currentState);</text:p>
      <text:p text:style-name="P17">}</text:p>
      <text:p text:style-name="P17">}</text:p>
      <text:p text:style-name="P20"/>
      <text:p text:style-name="P17">function <text:span text:style-name="T7">intersection</text:span>(<text:span text:style-name="T3">dfa1</text:span>, <text:span text:style-name="T3">dfa2</text:span>) {</text:p>
      <text:p text:style-name="P17">const states = [];</text:p>
      <text:p text:style-name="P17">const acceptStates = [];</text:p>
      <text:p text:style-name="P17">const transitionFunction = {};</text:p>
      <text:p text:style-name="P20"/>
      <text:p text:style-name="P17">for (let state1 of dfa1.states) {</text:p>
      <text:p text:style-name="P17">for (let state2 of dfa2.states) {</text:p>
      <text:p text:style-name="P17">const newState = `${state1},${state2}`;</text:p>
      <text:p text:style-name="P17">states.<text:span text:style-name="T7">push</text:span>(newState);</text:p>
      <text:p text:style-name="P20"/>
      <text:p text:style-name="P17">if (</text:p>
      <text:p text:style-name="P17">dfa1.acceptStates.<text:span text:style-name="T7">includes</text:span>(state1) &amp;&amp;</text:p>
      <text:p text:style-name="P17">dfa2.acceptStates.<text:span text:style-name="T7">includes</text:span>(state2)</text:p>
      <text:p text:style-name="P17">) {</text:p>
      <text:p text:style-name="P17">acceptStates.<text:span text:style-name="T7">push</text:span>(newState);</text:p>
      <text:p text:style-name="P17">}</text:p>
      <text:p text:style-name="P20"/>
      <text:p text:style-name="P17">transitionFunction[newState] = {};</text:p>
      <text:p text:style-name="P17">for (let symbol of dfa1.alphabet) {</text:p>
      <text:p text:style-name="P17"><text:soft-page-break/>const nextState1 = dfa1.transitionFunction[state1][symbol];</text:p>
      <text:p text:style-name="P17">const nextState2 = dfa2.transitionFunction[state2][symbol];</text:p>
      <text:p text:style-name="P17">if (nextState1 !== undefined &amp;&amp; nextState2 !== undefined) {</text:p>
      <text:p text:style-name="P17">transitionFunction[newState][symbol] = `${nextState1},${nextState2}`;</text:p>
      <text:p text:style-name="P17">}</text:p>
      <text:p text:style-name="P17">}</text:p>
      <text:p text:style-name="P17">}</text:p>
      <text:p text:style-name="P17">}</text:p>
      <text:p text:style-name="P20"/>
      <text:p text:style-name="P17">return new <text:span text:style-name="T7">DFA</text:span>(</text:p>
      <text:p text:style-name="P17">states,</text:p>
      <text:p text:style-name="P17">dfa1.alphabet,</text:p>
      <text:p text:style-name="P17">transitionFunction,</text:p>
      <text:p text:style-name="P17">`${dfa1.startState},${dfa2.startState}`,</text:p>
      <text:p text:style-name="P17">acceptStates</text:p>
      <text:p text:style-name="P17">);</text:p>
      <text:p text:style-name="P17">}</text:p>
      <text:p text:style-name="P20"/>
      <text:p text:style-name="P17">function <text:span text:style-name="T7">union</text:span>(<text:span text:style-name="T3">dfa1</text:span>, <text:span text:style-name="T3">dfa2</text:span>) {</text:p>
      <text:p text:style-name="P17">const states = [];</text:p>
      <text:p text:style-name="P17">const acceptStates = [];</text:p>
      <text:p text:style-name="P17">const transitionFunction = {};</text:p>
      <text:p text:style-name="P20"/>
      <text:p text:style-name="P17">for (let state1 of dfa1.states) {</text:p>
      <text:p text:style-name="P17">for (let state2 of dfa2.states) {</text:p>
      <text:p text:style-name="P17">const newState = `${state1},${state2}`;</text:p>
      <text:p text:style-name="P17">states.<text:span text:style-name="T7">push</text:span>(newState);</text:p>
      <text:p text:style-name="P20"/>
      <text:p text:style-name="P17">if (</text:p>
      <text:p text:style-name="P17">dfa1.acceptStates.<text:span text:style-name="T7">includes</text:span>(state1) ||</text:p>
      <text:p text:style-name="P17">dfa2.acceptStates.<text:span text:style-name="T7">includes</text:span>(state2)</text:p>
      <text:p text:style-name="P17">) {</text:p>
      <text:p text:style-name="P17">acceptStates.<text:span text:style-name="T7">push</text:span>(newState);</text:p>
      <text:p text:style-name="P17">}</text:p>
      <text:p text:style-name="P20"/>
      <text:p text:style-name="P17">transitionFunction[newState] = {};</text:p>
      <text:p text:style-name="P17">for (let symbol of dfa1.alphabet) {</text:p>
      <text:p text:style-name="P17">const nextState1 = dfa1.transitionFunction[state1][symbol];</text:p>
      <text:p text:style-name="P17">const nextState2 = dfa2.transitionFunction[state2][symbol];</text:p>
      <text:p text:style-name="P17">if (nextState1 !== undefined &amp;&amp; nextState2 !== undefined) {</text:p>
      <text:p text:style-name="P17">transitionFunction[newState][symbol] = `${nextState1},${nextState2}`;</text:p>
      <text:p text:style-name="P17">}</text:p>
      <text:p text:style-name="P17">}</text:p>
      <text:p text:style-name="P17">}</text:p>
      <text:p text:style-name="P17">}</text:p>
      <text:p text:style-name="P20"/>
      <text:p text:style-name="P17">return new <text:span text:style-name="T7">DFA</text:span>(</text:p>
      <text:p text:style-name="P17">states,</text:p>
      <text:p text:style-name="P17">dfa1.alphabet,</text:p>
      <text:p text:style-name="P17">transitionFunction,</text:p>
      <text:p text:style-name="P17"><text:soft-page-break/>`${dfa1.startState},${dfa2.startState}`,</text:p>
      <text:p text:style-name="P17">acceptStates</text:p>
      <text:p text:style-name="P17">);</text:p>
      <text:p text:style-name="P17">}</text:p>
      <text:p text:style-name="P20"/>
      <text:p text:style-name="P17">function <text:span text:style-name="T7">difference</text:span>(<text:span text:style-name="T3">dfa1</text:span>, <text:span text:style-name="T3">dfa2</text:span>) {</text:p>
      <text:p text:style-name="P17">const states = [];</text:p>
      <text:p text:style-name="P17">const acceptStates = [];</text:p>
      <text:p text:style-name="P17">const transitionFunction = {};</text:p>
      <text:p text:style-name="P20"/>
      <text:p text:style-name="P17">for (let state1 of dfa1.states) {</text:p>
      <text:p text:style-name="P17">for (let state2 of dfa2.states) {</text:p>
      <text:p text:style-name="P17">const newState = `${state1},${state2}`;</text:p>
      <text:p text:style-name="P17">states.<text:span text:style-name="T7">push</text:span>(newState);</text:p>
      <text:p text:style-name="P20"/>
      <text:p text:style-name="P17">if (</text:p>
      <text:p text:style-name="P17">dfa1.acceptStates.<text:span text:style-name="T7">includes</text:span>(state1) &amp;&amp;</text:p>
      <text:p text:style-name="P17">!dfa2.acceptStates.<text:span text:style-name="T7">includes</text:span>(state2)</text:p>
      <text:p text:style-name="P17">) {</text:p>
      <text:p text:style-name="P17">acceptStates.<text:span text:style-name="T7">push</text:span>(newState);</text:p>
      <text:p text:style-name="P17">}</text:p>
      <text:p text:style-name="P20"/>
      <text:p text:style-name="P17">transitionFunction[newState] = {};</text:p>
      <text:p text:style-name="P17">for (let symbol of dfa1.alphabet) {</text:p>
      <text:p text:style-name="P17">const nextState1 = dfa1.transitionFunction[state1][symbol];</text:p>
      <text:p text:style-name="P17">const nextState2 = dfa2.transitionFunction[state2][symbol];</text:p>
      <text:p text:style-name="P17">if (nextState1 !== undefined &amp;&amp; nextState2 !== undefined) {</text:p>
      <text:p text:style-name="P17">transitionFunction[newState][symbol] = `${nextState1},${nextState2}`;</text:p>
      <text:p text:style-name="P17">}</text:p>
      <text:p text:style-name="P17">}</text:p>
      <text:p text:style-name="P17">}</text:p>
      <text:p text:style-name="P17">}</text:p>
      <text:p text:style-name="P20"/>
      <text:p text:style-name="P17">return new <text:span text:style-name="T7">DFA</text:span>(</text:p>
      <text:p text:style-name="P17">states,</text:p>
      <text:p text:style-name="P17">dfa1.alphabet,</text:p>
      <text:p text:style-name="P17">transitionFunction,</text:p>
      <text:p text:style-name="P17">`${dfa1.startState},${dfa2.startState}`,</text:p>
      <text:p text:style-name="P17">acceptStates</text:p>
      <text:p text:style-name="P17">);</text:p>
      <text:p text:style-name="P17">}</text:p>
      <text:p text:style-name="P20"/>
      <text:p text:style-name="P17">function <text:span text:style-name="T7">concatenate</text:span>(<text:span text:style-name="T3">dfa1</text:span>, <text:span text:style-name="T3">dfa2</text:span>) {</text:p>
      <text:p text:style-name="P17">const states = [];</text:p>
      <text:p text:style-name="P17">const acceptStates = [];</text:p>
      <text:p text:style-name="P17">const transitionFunction = {};</text:p>
      <text:p text:style-name="P20"/>
      <text:p text:style-name="P17">for (let state1 of dfa1.states) {</text:p>
      <text:p text:style-name="P17">for (let state2 of dfa2.states) {</text:p>
      <text:p text:style-name="P17">const newState = `${state1},${state2}`;</text:p>
      <text:p text:style-name="P17"><text:soft-page-break/>states.<text:span text:style-name="T7">push</text:span>(newState);</text:p>
      <text:p text:style-name="P20"/>
      <text:p text:style-name="P17">if (dfa1.acceptStates.<text:span text:style-name="T7">includes</text:span>(state1) &amp;&amp; state2 === dfa2.startState) {</text:p>
      <text:p text:style-name="P17">acceptStates.<text:span text:style-name="T7">push</text:span>(newState);</text:p>
      <text:p text:style-name="P17">}</text:p>
      <text:p text:style-name="P20"/>
      <text:p text:style-name="P17">transitionFunction[newState] = {};</text:p>
      <text:p text:style-name="P17">for (let symbol of dfa1.alphabet) {</text:p>
      <text:p text:style-name="P17">const nextState1 = dfa1.transitionFunction[state1][symbol];</text:p>
      <text:p text:style-name="P17">const nextState2 = dfa2.transitionFunction[state2][symbol];</text:p>
      <text:p text:style-name="P17">if (nextState1 !== undefined) {</text:p>
      <text:p text:style-name="P17">if (dfa1.acceptStates.<text:span text:style-name="T7">includes</text:span>(nextState1)) {</text:p>
      <text:p text:style-name="P17">transitionFunction[newState][symbol] = `${nextState1},${dfa2.startState}`;</text:p>
      <text:p text:style-name="P17">} else {</text:p>
      <text:p text:style-name="P17">transitionFunction[newState][symbol] = `${nextState1},${state2}`;</text:p>
      <text:p text:style-name="P17">}</text:p>
      <text:p text:style-name="P17">}</text:p>
      <text:p text:style-name="P17">}</text:p>
      <text:p text:style-name="P17">}</text:p>
      <text:p text:style-name="P17">}</text:p>
      <text:p text:style-name="P20"/>
      <text:p text:style-name="P17">return new <text:span text:style-name="T7">DFA</text:span>(</text:p>
      <text:p text:style-name="P17">states,</text:p>
      <text:p text:style-name="P17">dfa1.alphabet,</text:p>
      <text:p text:style-name="P17">transitionFunction,</text:p>
      <text:p text:style-name="P17">`${dfa1.startState},${dfa2.startState}`,</text:p>
      <text:p text:style-name="P17">acceptStates</text:p>
      <text:p text:style-name="P17">);</text:p>
      <text:p text:style-name="P17">}</text:p>
      <text:p text:style-name="P20"/>
      <text:p text:style-name="P17">function <text:span text:style-name="T7">checkStrings</text:span>(<text:span text:style-name="T3">dfa1</text:span>, <text:span text:style-name="T3">dfa2</text:span>, <text:span text:style-name="T3">inputString</text:span>) {</text:p>
      <text:p text:style-name="P17">console.<text:span text:style-name="T7">log</text:span>(`Входная строка: ${inputString}`);</text:p>
      <text:p text:style-name="P17">console.<text:span text:style-name="T7">log</text:span>(`1-ый автомат принимает: ${dfa1.<text:span text:style-name="T7">accepts</text:span>(inputString)}`);</text:p>
      <text:p text:style-name="P17">console.<text:span text:style-name="T7">log</text:span>(`2-ой автомат принимает: ${dfa2.<text:span text:style-name="T7">accepts</text:span>(inputString)}`);</text:p>
      <text:p text:style-name="P20"/>
      <text:p text:style-name="P17">const intersectionDFA = <text:span text:style-name="T7">intersection</text:span>(dfa1, dfa2);</text:p>
      <text:p text:style-name="P17">console.<text:span text:style-name="T7">log</text:span>(`Пересечение принимает: ${intersectionDFA.<text:span text:style-name="T7">accepts</text:span>(inputString)}`);</text:p>
      <text:p text:style-name="P20"/>
      <text:p text:style-name="P17">const unionDFA = <text:span text:style-name="T7">union</text:span>(dfa1, dfa2);</text:p>
      <text:p text:style-name="P17">console.<text:span text:style-name="T7">log</text:span>(`Объединение принимает: ${unionDFA.<text:span text:style-name="T7">accepts</text:span>(inputString)}`);</text:p>
      <text:p text:style-name="P20"/>
      <text:p text:style-name="P17">const differenceDFA = <text:span text:style-name="T7">difference</text:span>(dfa1, dfa2);</text:p>
      <text:p text:style-name="P17">console.<text:span text:style-name="T7">log</text:span>(</text:p>
      <text:p text:style-name="P17">`Разность (первый - второй) принимает: ${differenceDFA.<text:span text:style-name="T7">accepts</text:span>(inputString)}`</text:p>
      <text:p text:style-name="P17">);</text:p>
      <text:p text:style-name="P20"/>
      <text:p text:style-name="P17">const concatenationDFA = <text:span text:style-name="T7">concatenate</text:span>(dfa1, dfa2);</text:p>
      <text:p text:style-name="P17">console.<text:span text:style-name="T7">log</text:span>(`Конкатенация принимает: ${concatenationDFA.<text:span text:style-name="T7">accepts</text:span>(inputString)}`);</text:p>
      <text:p text:style-name="P17">}</text:p>
      <text:p text:style-name="P20"/>
      <text:p text:style-name="P17"><text:soft-page-break/>const dfa1 = new <text:span text:style-name="T7">DFA</text:span>(</text:p>
      <text:p text:style-name="P17">['q1', 'p1', 'r1'],</text:p>
      <text:p text:style-name="P17">['a', 'b'],</text:p>
      <text:p text:style-name="P17">{</text:p>
      <text:p text:style-name="P17">p1: { a: 'p1', b: 'q1' },</text:p>
      <text:p text:style-name="P17">q1: { a: 'p1', b: 'r1' },</text:p>
      <text:p text:style-name="P17">r1: { a: 'q1', b: 'r1' },</text:p>
      <text:p text:style-name="P17">},</text:p>
      <text:p text:style-name="P17">'q1',</text:p>
      <text:p text:style-name="P17">['r1']</text:p>
      <text:p text:style-name="P17">);</text:p>
      <text:p text:style-name="P20"/>
      <text:p text:style-name="P17">const dfa2 = new <text:span text:style-name="T7">DFA</text:span>(</text:p>
      <text:p text:style-name="P17">['p2', 'q2', 'r2'],</text:p>
      <text:p text:style-name="P17">['a', 'b'],</text:p>
      <text:p text:style-name="P17">{</text:p>
      <text:p text:style-name="P17">p2: { a: 'p2', b: 'q2' },</text:p>
      <text:p text:style-name="P17">q2: { a: 'q2', b: 'r2' },</text:p>
      <text:p text:style-name="P17">r2: { a: 'q2', b: 'r2' },</text:p>
      <text:p text:style-name="P17">},</text:p>
      <text:p text:style-name="P17">'p2',</text:p>
      <text:p text:style-name="P17">['r2']</text:p>
      <text:p text:style-name="P17">);</text:p>
      <text:p text:style-name="P20"/>
      <text:p text:style-name="P17"><text:span text:style-name="T7">checkStrings</text:span>(dfa1, dfa2, 'aaaabb');</text:p>
      <text:p text:style-name="P17"><text:span text:style-name="T7">checkStrings</text:span>(dfa1, dfa2, 'baab');</text:p>
      <text:p text:style-name="P17"><text:span text:style-name="T7">checkStrings</text:span>(dfa1, dfa2, 'babab');</text:p>
      <text:p text:style-name="P18"/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20:18:19.637339616</meta:creation-date>
    <dc:date>2025-02-04T21:29:15.640446540</dc:date>
    <meta:editing-duration>PT39M44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6" meta:paragraph-count="219" meta:word-count="666" meta:character-count="5787" meta:non-whitespace-character-count="5340"/>
  </office:meta>
</office:document-meta>
</file>